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font-weight="bold" style:font-weight-asian="bold" style:font-weight-complex="bold"/>
    </style:style>
    <style:style style:name="P3" style:family="paragraph" style:parent-style-name="Standard">
      <style:paragraph-properties fo:margin-top="0cm" fo:margin-bottom="0cm" loext:contextual-spacing="false"/>
      <style:text-properties officeooo:rsid="001fd8c6" officeooo:paragraph-rsid="001fd8c6"/>
    </style:style>
    <style:style style:name="P4" style:family="paragraph" style:parent-style-name="Standard">
      <style:paragraph-properties fo:margin-top="0cm" fo:margin-bottom="0cm" loext:contextual-spacing="false"/>
      <style:text-properties officeooo:rsid="00216f48" officeooo:paragraph-rsid="00216f48"/>
    </style:style>
    <style:style style:name="P5" style:family="paragraph" style:parent-style-name="Standard" style:master-page-name="Standard">
      <style:paragraph-properties fo:margin-top="0cm" fo:margin-bottom="0cm" loext:contextual-spacing="false" style:page-number="1"/>
      <style:text-properties fo:font-weight="bold" style:font-weight-asian="bold" style:font-weight-complex="bold"/>
    </style:style>
    <style:style style:name="P6" style:family="paragraph" style:parent-style-name="Standard">
      <style:paragraph-properties fo:margin-top="0cm" fo:margin-bottom="0cm" loext:contextual-spacing="false"/>
      <style:text-properties officeooo:rsid="0023913a" officeooo:paragraph-rsid="0023913a"/>
    </style:style>
    <style:style style:name="P7" style:family="paragraph" style:parent-style-name="Standard">
      <style:paragraph-properties fo:margin-top="0cm" fo:margin-bottom="0cm" loext:contextual-spacing="false"/>
      <style:text-properties fo:font-weight="normal" officeooo:rsid="00266752" officeooo:paragraph-rsid="00266752" style:font-weight-asian="normal" style:font-weight-complex="normal"/>
    </style:style>
    <style:style style:name="T1" style:family="text">
      <style:text-properties officeooo:rsid="001fd8c6"/>
    </style:style>
    <style:style style:name="T2" style:family="text">
      <style:text-properties fo:font-weight="bold" style:font-weight-asian="bold" style:font-weight-complex="bold"/>
    </style:style>
    <style:style style:name="T3" style:family="text">
      <style:text-properties officeooo:rsid="00216f48"/>
    </style:style>
    <style:style style:name="T4" style:family="text">
      <style:text-properties officeooo:rsid="0023913a"/>
    </style:style>
    <style:style style:name="T5" style:family="text">
      <style:text-properties officeooo:rsid="0024a356"/>
    </style:style>
    <style:style style:name="T6" style:family="text">
      <style:text-properties officeooo:rsid="00266752"/>
    </style:style>
    <style:style style:name="T7" style:family="text">
      <style:text-properties officeooo:rsid="002739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EDSCI736 - FINAL REFLECTION</text:p>
      <text:p text:style-name="P1"><text:span text:style-name="T2">STUDENT NAME: </text:span><text:span text:style-name="T1">Callum Chalmers</text:span></text:p>
      <text:p text:style-name="P2">DUE 27 October 2016</text:p>
      <text:p text:style-name="P1"/>
      <text:p text:style-name="P2">Look back at your journey on this course. Has your perspective about what ‘good practice’ in digital research looks like changed? If so, how; if not, why not?</text:p>
      <text:p text:style-name="P2"/>
      <text:p text:style-name="P3">When I started this course, I had very little knowledge of what digital research was. I had some basic coding knowledge but no experience applying it to real life situations. This course <text:span text:style-name="T4">brought it all together for me and taught me how to be an academic in the digital age. I now know that ‘good practice’ involves being as open and transparent as possible. For a long time, the ultimate goal of research has been having manuscripts published in journals when in fact it should be sharing your findings with the research world in the most accessible way. Many journals charge huge fees to publish papers open access which has discouraged this practice and metrics have focused more on paper citations than other useful activities such as data sharing, fostering a culture that does not support this idea of accessibility. This course has taught me how to make break this vicious cycle and to promote the values of good digital practice by setting a good example in my own research. So yes my perspective has changed from one of ignorance to one of enlightenment. </text:span></text:p>
      <text:p text:style-name="P1"/>
      <text:p text:style-name="P2">The course encourages collaboration through peer-learning. Have your <text:span text:style-name="T3">attitudes</text:span> towards peer-learning changed? <text:s/>If so, how; if not, why not?</text:p>
      <text:p text:style-name="P2"/>
      <text:p text:style-name="P6">One of my shortcomings is I have never taken criticism well, whether it is valid or not. This means, <text:span text:style-name="T5">in the past,</text:span> when I <text:span text:style-name="T5">received feedback from my peers, I ignored it rather than addressing it. The peer-learning part of this course for me was the peer review on GitHub as in class we rarely worked as groups. In this course, I was forced to seriously consider the feedback I was given as it was a significant part of the course assessment. In general, I felt the majority of the feedback I received was feedback for the sake of the assessment rather than genuine feedback. I think on a whole the feedback I received to date did not greatly improve the quality of any of my work. I felt obliged to include their suggestions but looking back on it, I should have stuck to my guns and defended my initial work. It seems like I am being close-minded and arrogant but this is my genuine opinion. Perhaps the fact that we are all novices in this area was a reason the feedback was of such low calibre. Overall, my opinion of peer-learning has not changed, the only things I got out of this course were from the teaching staff. </text:span></text:p>
      <text:p text:style-name="P1"/>
      <text:p text:style-name="P2">The course purposely has flexible deadlines. How have you found having to ‘self-manage’ your commitments and responsibilities? </text:p>
      <text:p text:style-name="P1"/>
      <text:p text:style-name="P4">At the start, <text:span text:style-name="T6">I struggled with this. University is a balancing act and when you are given the choice of your own deadline, your natural instinct is to put it off and focus on your hard deadlines. This is not the optimal approach and I learned this the hard way. To work around this, I turned our soft deadlines into hard deadlines because that is how I work best. Yes it is stressful but I need the timeframe to give me the motivation to work, and soft deadlines give me enough flexibility to worm my way out of my responsibilities. That being said, when I was introduced to Pomodoro time, I realised how little I actually know about how I work. I thought I would get a lot more done in the 25 minutes. I realised that to meet my hard deadlines I have been working using soft deadlines where I just keep working till I am done rather than alloting time to specific tasks. I think if I make a good effort at using Pomodoro and a Trello board I could work very effectively and maybe become better at self management so I have decided to make this a goal of mine going forward from this course.</text:span></text:p>
      <text:p text:style-name="P1"/>
      <text:p text:style-name="P2">What is/are the main learning(s) that you will carry with you after the course ends? </text:p>
      <text:p text:style-name="P2"/>
      <text:p text:style-name="P7">One of the most exciting things I have gained is a passion about using the skills I have learned. All throughout the semester, every time we learned something, I have had a think about how I could apply it to my research and to my personal life and between Pomodoro, scrum, GitHub and Python, I have learned a lot of valuable techniques which I can integrate into my workflow to increase my efficiency and effectiveness. This course has really opened my eyes about the possibilities and taught me that I need to be the driver behind my own work. I am only limited by what I think and believe <text:span text:style-name="T7">and the possibilities are truly nearly endless. I have been stuck in my bubble thinking I </text:span><text:soft-page-break/><text:span text:style-name="T7">know everything about anything when really I don’t know that much. I need to be more open to new ideas and new ways of thinking but I also need to share what I think more often. I am someone who likes to keep to himself most of the time, but to change how things are done I need to set a good example and be proud of the work I am doing. This seems like a lot of learnings but I think this course coincided with a time in my life where I am questioning who I want to be as an adult and that a lot of the things we have learned have triggered things inside me that have helped shape my way of thinking and how I am going to live my life after this cou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98cm" fo:margin-bottom="0.998cm" fo:margin-left="0.998cm" fo:margin-right="0.499cm" fo:background-color="#ffffff" style:writing-mode="lr-tb" style:layout-grid-color="#c0c0c0" style:layout-grid-lines="2770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0-19T17:37:47.431234907</dc:date>
    <meta:editing-duration>PT11M14S</meta:editing-duration>
    <meta:editing-cycles>2</meta:editing-cycles>
    <meta:document-statistic meta:table-count="0" meta:image-count="0" meta:object-count="0" meta:page-count="2" meta:paragraph-count="11" meta:word-count="955" meta:character-count="5196" meta:non-whitespace-character-count="4247"/>
  </office:meta>
</office:document-meta>
</file>